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8.2602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3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3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</table:table-row>
        <table:table-row table:style-name="ro3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/>
        </table:table-row>
      </table:table>
      <table:table table:name="Progettazione Architetturale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rogettazione di Dettaglio e Codifica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table:number-columns-repeated="15"/>
        </table:table-row>
        <table:table-row table:style-name="ro3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3">
          <table:table-cell/>
          <table:table-cell table:style-name="ce9" office:value-type="string" calcext:value-type="string">
            <text:p>VV1.1</text:p>
          </table:table-cell>
          <table:table-cell table:style-name="ce9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/>
          <table:table-cell office:value-type="string" calcext:value-type="string">
            <text:p>&lt;= manc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= troppo</text:p>
          </table:table-cell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3">
          <table:table-cell/>
          <table:table-cell table:style-name="ce1" table:number-columns-repeated="2"/>
          <table:table-cell office:value-type="string" calcext:value-type="string">
            <text:p>Project Manager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3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61" calcext:value-type="float">
            <text:p>61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79" calcext:value-type="float">
            <text:p>79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40" calcext:value-type="float">
            <text:p>140</text:p>
          </table:table-cell>
          <table:table-cell office:value-type="string" calcext:value-type="string">
            <text:p>&lt;= devono diventare 126</text:p>
          </table:table-cell>
          <table:table-cell table:number-columns-repeated="9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3">
          <table:table-cell/>
          <table:table-cell table:style-name="ce10" office:value-type="string" calcext:value-type="string">
            <text:p>Responsabile</text:p>
          </table:table-cell>
          <table:table-cell table:formula="of:=SUM([.E9];[.E13];[.E24];[.E27])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540" calcext:value-type="float">
            <text:p>54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40" calcext:value-type="float">
            <text:p>44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84" calcext:value-type="float">
            <text:p>484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900" calcext:value-type="float">
            <text:p>900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40" calcext:value-type="float">
            <text:p>140</text:p>
          </table:table-cell>
          <table:table-cell table:style-name="ce3"/>
          <table:table-cell table:style-name="ce3" table:formula="of:=SUM([.E37:.E42])" office:value-type="float" office:value="2634" calcext:value-type="float">
            <text:p>2634</text:p>
          </table:table-cell>
          <table:table-cell table:number-columns-repeated="10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46:.H46])"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8" table:formula="of:=SUM([.C49:.H49])"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8" table:formula="of:=SUM([.C50:.H50])"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table:formula="of:=SUM([.C51:.H51])"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52:.H52])"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3" table:formula="of:=SUM([.C46:.C52])" office:value-type="float" office:value="18" calcext:value-type="float">
            <text:p>18</text:p>
          </table:table-cell>
          <table:table-cell table:style-name="ce3" table:formula="of:=SUM([.D46:.D52])" office:value-type="float" office:value="22" calcext:value-type="float">
            <text:p>22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2" calcext:value-type="float">
            <text:p>22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60" calcext:value-type="float">
            <text:p>6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20:54:45.677304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7M30S</meta:editing-duration>
    <meta:editing-cycles>31</meta:editing-cycles>
    <meta:generator>LibreOffice/4.2.8.2$Linux_X86_64 LibreOffice_project/420m0$Build-2</meta:generator>
    <dc:date>2016-01-02T20:55:10.143248225</dc:date>
    <meta:document-statistic meta:table-count="4" meta:cell-count="326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8:Analisi.H44 Analisi.C37:Analisi.H37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8">
                <text:p>18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6:'Verifica e Validazione'.H52 'Verifica e Validazione'.C45:'Verifica e Validazione'.H4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4">
                <text:p>4</text:p>
                <draw:g>
                  <svg:desc>'Verifica e Validazione'.C46:'Verifica e Validazione'.C52</svg:desc>
                </draw:g>
              </table:table-cell>
              <table:table-cell office:value-type="float" office:value="3">
                <text:p>3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4">
                <text:p>4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9">
                <text:p>9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